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TeX Gyre DejaVu Math" fo:font-size="11.25pt" fo:font-style="normal" fo:font-weight="bold"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style:font-name="TeX Gyre DejaVu Math" fo:font-size="9.75pt" fo:font-style="normal" style:font-style-asian="normal" style:font-style-complex="normal"/>
    </style:style>
    <style:style style:name="P3" style:family="paragraph" style:parent-style-name="Standard">
      <style:paragraph-properties fo:text-align="center" style:justify-single-word="false"/>
      <style:text-properties style:font-name="TeX Gyre DejaVu Math" fo:font-size="9.75pt" fo:font-style="normal" officeooo:paragraph-rsid="00559e00" style:font-style-asian="normal" style:font-style-complex="normal"/>
    </style:style>
    <style:style style:name="P4" style:family="paragraph" style:parent-style-name="Standard">
      <style:paragraph-properties fo:text-align="center" style:justify-single-word="false"/>
      <style:text-properties officeooo:paragraph-rsid="00559e00"/>
    </style:style>
    <style:style style:name="P5" style:family="paragraph" style:parent-style-name="Standard">
      <style:paragraph-properties fo:text-align="center" style:justify-single-word="false"/>
      <style:text-properties style:font-name="DejaVu Math TeX Gyre" officeooo:rsid="00186cfc" officeooo:paragraph-rsid="00186cfc"/>
    </style:style>
    <style:style style:name="P6" style:family="paragraph" style:parent-style-name="Standard">
      <style:paragraph-properties fo:text-align="center" style:justify-single-word="false"/>
      <style:text-properties style:font-name="DejaVu Math TeX Gyre" fo:font-size="14pt" fo:font-weight="bold" officeooo:rsid="00186cfc" officeooo:paragraph-rsid="00186cfc"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DejaVu Math TeX Gyre" fo:font-size="14pt" fo:font-weight="bold" officeooo:rsid="002735b3" officeooo:paragraph-rsid="002735b3"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DejaVu Math TeX Gyre" fo:font-size="14pt" fo:font-weight="bold" officeooo:rsid="002735b3" officeooo:paragraph-rsid="00555274"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DejaVu Math TeX Gyre" fo:font-size="14pt" fo:font-weight="bold" officeooo:rsid="002735b3" officeooo:paragraph-rsid="006149f4"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DejaVu Math TeX Gyre" fo:font-size="14pt" fo:font-weight="bold" officeooo:rsid="002735b3" officeooo:paragraph-rsid="0074094c"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DejaVu Math TeX Gyre" fo:font-size="14pt" fo:font-weight="bold" officeooo:rsid="0047c76b" officeooo:paragraph-rsid="0047c76b"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DejaVu Math TeX Gyre" fo:font-size="14pt" fo:font-weight="bold" officeooo:rsid="0047c76b" officeooo:paragraph-rsid="004e3007"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DejaVu Math TeX Gyre" fo:font-size="14pt" fo:font-weight="bold" officeooo:rsid="005112cb" officeooo:paragraph-rsid="005112cb" style:font-size-asian="14pt" style:font-weight-asian="bold" style:font-size-complex="14pt" style:font-weight-complex="bold"/>
    </style:style>
    <style:style style:name="P14" style:family="paragraph" style:parent-style-name="Standard">
      <style:paragraph-properties fo:text-align="justify" style:justify-single-word="false"/>
      <style:text-properties style:font-name="DejaVu Math TeX Gyre" fo:font-size="14pt" fo:font-weight="bold" officeooo:rsid="001bbb09" officeooo:paragraph-rsid="0074094c"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DejaVu Math TeX Gyre" fo:font-weight="bold" officeooo:rsid="00186cfc" officeooo:paragraph-rsid="00186cfc" style:font-weight-asian="bold" style:font-weight-complex="bold"/>
    </style:style>
    <style:style style:name="P16" style:family="paragraph" style:parent-style-name="Standard">
      <style:paragraph-properties fo:text-align="justify" style:justify-single-word="false"/>
      <style:text-properties style:font-name="DejaVu Math TeX Gyre" fo:font-weight="bold" officeooo:rsid="00196472" officeooo:paragraph-rsid="00196472" style:font-weight-asian="bold" style:font-weight-complex="bold"/>
    </style:style>
    <style:style style:name="P17" style:family="paragraph" style:parent-style-name="Standard">
      <style:paragraph-properties fo:text-align="justify" style:justify-single-word="false"/>
      <style:text-properties style:font-name="DejaVu Math TeX Gyre" fo:font-weight="bold" officeooo:rsid="001bbb09" officeooo:paragraph-rsid="002d3904" style:font-weight-asian="bold" style:font-weight-complex="bold"/>
    </style:style>
    <style:style style:name="P18" style:family="paragraph" style:parent-style-name="Standard">
      <style:paragraph-properties fo:text-align="justify" style:justify-single-word="false"/>
      <style:text-properties style:font-name="DejaVu Math TeX Gyre" fo:font-weight="bold" officeooo:rsid="001bbb09" officeooo:paragraph-rsid="0074094c" style:font-weight-asian="bold" style:font-weight-complex="bold"/>
    </style:style>
    <style:style style:name="P19" style:family="paragraph" style:parent-style-name="Standard">
      <style:paragraph-properties fo:text-align="center" style:justify-single-word="false"/>
      <style:text-properties style:font-name="DejaVu Math TeX Gyre" fo:font-weight="normal" officeooo:rsid="00186cfc" officeooo:paragraph-rsid="00186cfc" style:font-weight-asian="normal" style:font-weight-complex="normal"/>
    </style:style>
    <style:style style:name="P20" style:family="paragraph" style:parent-style-name="Standard">
      <style:paragraph-properties fo:text-align="center" style:justify-single-word="false"/>
      <style:text-properties style:font-name="DejaVu Math TeX Gyre" fo:font-weight="normal" officeooo:rsid="00196472" officeooo:paragraph-rsid="00196472" style:font-weight-asian="normal" style:font-weight-complex="normal"/>
    </style:style>
    <style:style style:name="P21" style:family="paragraph" style:parent-style-name="Standard">
      <style:paragraph-properties fo:text-align="justify" style:justify-single-word="false"/>
      <style:text-properties style:font-name="DejaVu Math TeX Gyre" fo:font-weight="normal" officeooo:rsid="00202d37" officeooo:paragraph-rsid="001f3025" style:font-weight-asian="normal" style:font-weight-complex="normal"/>
    </style:style>
    <style:style style:name="P22" style:family="paragraph" style:parent-style-name="Standard">
      <style:paragraph-properties fo:text-align="justify" style:justify-single-word="false"/>
      <style:text-properties style:font-name="DejaVu Math TeX Gyre" fo:font-weight="normal" officeooo:rsid="0028ac3c" officeooo:paragraph-rsid="0074094c" style:font-weight-asian="normal" style:font-weight-complex="normal"/>
    </style:style>
    <style:style style:name="P23" style:family="paragraph" style:parent-style-name="Standard">
      <style:paragraph-properties fo:text-align="justify" style:justify-single-word="false"/>
      <style:text-properties style:font-name="DejaVu Math TeX Gyre" fo:font-size="12pt" fo:font-weight="normal" officeooo:rsid="00202d37" officeooo:paragraph-rsid="001f3025"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DejaVu Math TeX Gyre" fo:font-size="12pt" fo:font-weight="normal" officeooo:rsid="0028ac3c" officeooo:paragraph-rsid="0074094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DejaVu Math TeX Gyre" fo:font-size="12pt" fo:font-weight="normal" officeooo:rsid="002a52c0" officeooo:paragraph-rsid="0074094c"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DejaVu Math TeX Gyre" fo:font-size="12pt" fo:font-weight="normal" officeooo:rsid="00186cfc" officeooo:paragraph-rsid="003843ac"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ejaVu Math TeX Gyre" fo:font-size="12pt" fo:font-weight="normal" officeooo:rsid="0052a30f" officeooo:paragraph-rsid="005112cb"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style:font-name="DejaVu Math TeX Gyre" fo:font-size="12pt" officeooo:paragraph-rsid="00186cfc" style:font-size-asian="12pt" style:font-size-complex="12pt"/>
    </style:style>
    <style:style style:name="P29" style:family="paragraph" style:parent-style-name="Standard">
      <style:paragraph-properties fo:text-align="center" style:justify-single-word="false"/>
      <style:text-properties style:font-name="DejaVu Math TeX Gyre" fo:font-size="12pt" fo:font-weight="bold" officeooo:rsid="00186cfc" officeooo:paragraph-rsid="00186cfc" style:font-size-asian="12pt" style:font-weight-asian="bold" style:font-size-complex="12pt" style:font-weight-complex="bold"/>
    </style:style>
    <style:style style:name="P30" style:family="paragraph" style:parent-style-name="Standard">
      <style:paragraph-properties fo:text-align="center" style:justify-single-word="false"/>
      <style:text-properties style:font-name="DejaVu Math TeX Gyre" fo:font-size="12pt" fo:font-weight="bold" officeooo:rsid="00186cfc" officeooo:paragraph-rsid="003843ac"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DejaVu Math TeX Gyre" fo:font-size="12pt" fo:font-weight="bold" officeooo:rsid="0047c76b" officeooo:paragraph-rsid="0047c76b"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DejaVu Math TeX Gyre" fo:font-size="12pt" fo:font-weight="bold" officeooo:rsid="002735b3" officeooo:paragraph-rsid="002735b3"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DejaVu Math TeX Gyre" fo:font-size="12pt" fo:font-weight="bold" officeooo:rsid="002735b3" officeooo:paragraph-rsid="005112cb"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DejaVu Math TeX Gyre" fo:font-size="12pt" fo:font-weight="bold" officeooo:rsid="002735b3" officeooo:paragraph-rsid="0074094c"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DejaVu Math TeX Gyre" fo:font-size="12pt" fo:font-weight="bold" officeooo:rsid="001bbb09" officeooo:paragraph-rsid="0074094c"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DejaVu Math TeX Gyre" fo:font-size="12pt" fo:font-weight="bold" officeooo:rsid="005112cb" officeooo:paragraph-rsid="005112cb"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DejaVu Math TeX Gyre" officeooo:paragraph-rsid="00196472"/>
    </style:style>
    <style:style style:name="P38" style:family="paragraph" style:parent-style-name="Header">
      <style:text-properties style:font-name="TeX Gyre DejaVu Math"/>
    </style:style>
    <style:style style:name="P39" style:family="paragraph" style:parent-style-name="Standard">
      <style:paragraph-properties fo:text-align="justify" style:justify-single-word="false"/>
      <style:text-properties style:font-name="DejaVu Math TeX Gyre" fo:font-size="14pt" fo:font-weight="bold" officeooo:rsid="001bbb09" officeooo:paragraph-rsid="0075f3a4"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DejaVu Math TeX Gyre" fo:font-size="14pt" fo:font-weight="bold" officeooo:rsid="001bbb09" officeooo:paragraph-rsid="00770b5b"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DejaVu Math TeX Gyre" fo:font-size="14pt" fo:font-weight="bold" officeooo:rsid="002735b3" officeooo:paragraph-rsid="0074094c"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DejaVu Math TeX Gyre" fo:font-size="14pt" fo:font-weight="bold" officeooo:rsid="002735b3" officeooo:paragraph-rsid="00770b5b"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DejaVu Math TeX Gyre" fo:font-size="12pt" fo:font-weight="normal" officeooo:rsid="00202d37" officeooo:paragraph-rsid="001f3025"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DejaVu Math TeX Gyre" fo:font-size="12pt" fo:font-weight="bold" officeooo:rsid="002735b3" officeooo:paragraph-rsid="00770b5b" style:font-size-asian="10.5pt" style:font-weight-asian="bold" style:font-size-complex="12pt" style:font-weight-complex="bold"/>
    </style:style>
    <style:style style:name="T1" style:family="text">
      <style:text-properties officeooo:rsid="0057099e"/>
    </style:style>
    <style:style style:name="T2" style:family="text">
      <style:text-properties style:font-name="TeX Gyre DejaVu Math" fo:font-size="9.75pt" fo:font-style="normal" style:font-style-asian="normal" style:font-style-complex="normal"/>
    </style:style>
    <style:style style:name="T3" style:family="text">
      <style:text-properties style:font-name="TeX Gyre DejaVu Math" fo:font-size="9.69999980926514pt" style:font-size-asian="9.69999980926514pt" style:font-size-complex="9.69999980926514pt"/>
    </style:style>
    <style:style style:name="T4" style:family="text">
      <style:text-properties fo:font-weight="bold" style:font-weight-asian="bold" style:font-weight-complex="bold"/>
    </style:style>
    <style:style style:name="T5" style:family="text">
      <style:text-properties fo:font-weight="bold" officeooo:rsid="003843ac" style:font-weight-asian="bold" style:font-weight-complex="bold"/>
    </style:style>
    <style:style style:name="T6" style:family="text">
      <style:text-properties fo:font-weight="bold" officeooo:rsid="00186cfc" style:font-weight-asian="bold" style:font-weight-complex="bold"/>
    </style:style>
    <style:style style:name="T7" style:family="text">
      <style:text-properties fo:font-weight="bold" officeooo:rsid="00196472" style:font-weight-asian="bold" style:font-weight-complex="bold"/>
    </style:style>
    <style:style style:name="T8" style:family="text">
      <style:text-properties fo:font-size="14pt" style:font-size-asian="14pt" style:font-size-complex="14pt"/>
    </style:style>
    <style:style style:name="T9" style:family="text">
      <style:text-properties fo:font-size="14pt" officeooo:rsid="004c24d2" style:font-size-asian="14pt" style:font-size-complex="14pt"/>
    </style:style>
    <style:style style:name="T10" style:family="text">
      <style:text-properties fo:font-size="12pt" style:font-size-asian="10.5pt" style:font-size-complex="12pt"/>
    </style:style>
    <style:style style:name="T11" style:family="text">
      <style:text-properties fo:font-size="12pt" officeooo:rsid="0053e8a8" style:font-size-asian="10.5pt" style:font-size-complex="12pt"/>
    </style:style>
    <style:style style:name="T12" style:family="text">
      <style:text-properties fo:font-size="12pt" officeooo:rsid="00668fab" style:font-size-asian="10.5pt" style:font-size-complex="12pt"/>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202d37" style:font-size-asian="10.5pt" style:font-weight-asian="normal" style:font-size-complex="12pt" style:font-weight-complex="normal"/>
    </style:style>
    <style:style style:name="T15" style:family="text">
      <style:text-properties fo:font-size="12pt" fo:font-weight="normal" officeooo:rsid="0028ac3c" style:font-size-asian="10.5pt" style:font-weight-asian="normal" style:font-size-complex="12pt" style:font-weight-complex="normal"/>
    </style:style>
    <style:style style:name="T16" style:family="text">
      <style:text-properties fo:font-size="12pt" fo:font-weight="normal" officeooo:rsid="0053e8a8" style:font-size-asian="10.5pt" style:font-weight-asian="normal" style:font-size-complex="12pt" style:font-weight-complex="normal"/>
    </style:style>
    <style:style style:name="T17" style:family="text">
      <style:text-properties fo:font-size="12pt" fo:font-weight="normal" officeooo:rsid="00559e00" style:font-size-asian="10.5pt" style:font-weight-asian="normal" style:font-size-complex="12pt" style:font-weight-complex="normal"/>
    </style:style>
    <style:style style:name="T18" style:family="text">
      <style:text-properties fo:font-size="12pt" fo:font-weight="normal" officeooo:rsid="0057099e" style:font-size-asian="10.5pt" style:font-weight-asian="normal" style:font-size-complex="12pt" style:font-weight-complex="normal"/>
    </style:style>
    <style:style style:name="T19" style:family="text">
      <style:text-properties fo:font-size="12pt" fo:font-weight="normal" officeooo:rsid="006149f4" style:font-size-asian="10.5pt" style:font-weight-asian="normal" style:font-size-complex="12pt" style:font-weight-complex="normal"/>
    </style:style>
    <style:style style:name="T20" style:family="text">
      <style:text-properties fo:font-size="12pt" fo:font-weight="normal" officeooo:rsid="006848d8" style:font-size-asian="10.5pt" style:font-weight-asian="normal" style:font-size-complex="12pt" style:font-weight-complex="normal"/>
    </style:style>
    <style:style style:name="T21" style:family="text">
      <style:text-properties fo:font-size="12pt" fo:font-weight="normal" officeooo:rsid="0075f3a4" style:font-size-asian="10.5pt" style:font-weight-asian="normal" style:font-size-complex="12pt" style:font-weight-complex="normal"/>
    </style:style>
    <style:style style:name="T22" style:family="text">
      <style:text-properties fo:font-size="12pt" fo:font-weight="normal" officeooo:rsid="00770b5b" style:font-size-asian="10.5pt" style:font-weight-asian="normal"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normal" officeooo:rsid="004e3007" style:font-size-asian="12pt" style:font-weight-asian="normal" style:font-size-complex="12pt" style:font-weight-complex="normal"/>
    </style:style>
    <style:style style:name="T25" style:family="text">
      <style:text-properties fo:font-size="12pt" fo:font-weight="normal" officeooo:rsid="0052a30f" style:font-size-asian="12pt" style:font-weight-asian="normal" style:font-size-complex="12pt" style:font-weight-complex="normal"/>
    </style:style>
    <style:style style:name="T26" style:family="text">
      <style:text-properties fo:font-size="12pt" fo:font-style="italic" fo:font-weight="normal" officeooo:rsid="00202d37"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2a52c0"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53e8a8"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54acbc" style:font-size-asian="10.5pt" style:font-style-asian="italic" style:font-weight-asian="normal" style:font-size-complex="12pt" style:font-style-complex="italic" style:font-weight-complex="normal"/>
    </style:style>
    <style:style style:name="T30" style:family="text">
      <style:text-properties officeooo:rsid="002a52c0"/>
    </style:style>
    <style:style style:name="T31" style:family="text">
      <style:text-properties officeooo:rsid="002c29aa"/>
    </style:style>
    <style:style style:name="T32" style:family="text">
      <style:text-properties officeooo:rsid="00311ef1"/>
    </style:style>
    <style:style style:name="T33" style:family="text">
      <style:text-properties officeooo:rsid="0035522e"/>
    </style:style>
    <style:style style:name="T34" style:family="text">
      <style:text-properties officeooo:rsid="0039d919"/>
    </style:style>
    <style:style style:name="T35" style:family="text">
      <style:text-properties officeooo:rsid="004a7cea"/>
    </style:style>
    <style:style style:name="T36" style:family="text">
      <style:text-properties officeooo:rsid="004e3007"/>
    </style:style>
    <style:style style:name="T37" style:family="text">
      <style:text-properties officeooo:rsid="0053e8a8"/>
    </style:style>
    <style:style style:name="T38" style:family="text">
      <style:text-properties officeooo:rsid="00555274"/>
    </style:style>
    <style:style style:name="T39" style:family="text">
      <style:text-properties officeooo:rsid="005bd56a"/>
    </style:style>
    <style:style style:name="T40" style:family="text">
      <style:text-properties officeooo:rsid="005d2dfd"/>
    </style:style>
    <style:style style:name="T41" style:family="text">
      <style:text-properties officeooo:rsid="00629bc8"/>
    </style:style>
    <style:style style:name="T42" style:family="text">
      <style:text-properties officeooo:rsid="00637457"/>
    </style:style>
    <style:style style:name="T43" style:family="text">
      <style:text-properties officeooo:rsid="00735bcb"/>
    </style:style>
    <style:style style:name="T44" style:family="text">
      <style:text-properties officeooo:rsid="0074094c"/>
    </style:style>
    <style:style style:name="T45" style:family="text">
      <style:text-properties fo:font-weight="normal" officeooo:rsid="0074094c" style:font-weight-asian="normal" style:font-weight-complex="normal"/>
    </style:style>
    <style:style style:name="T46" style:family="text">
      <style:text-properties officeooo:rsid="00770b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29">SSC0103-1 - Programação Orientada a Objetos</text:p>
      <text:p text:style-name="P5"/>
      <text:p text:style-name="P5"/>
      <text:p text:style-name="P5"/>
      <text:p text:style-name="P5"/>
      <text:p text:style-name="P6"><text:span text:style-name="T43">RELATÓRIO DE CONSTRUÇÃO DO </text:span>A<text:span text:style-name="T44">­</text:span>PLICATIVO <text:span text:style-name="T33">DESKTOP</text:span> PARA <text:span text:style-name="T33">ADOÇÃO DE <text:s text:c="2"/>ANIMAIS - ADOPET</text:span></text:p>
      <text:p text:style-name="P15"/>
      <text:p text:style-name="P15"/>
      <text:p text:style-name="P15"/>
      <text:p text:style-name="P15"/>
      <text:p text:style-name="P15"/>
      <text:p text:style-name="P15"/>
      <text:p text:style-name="P19"/>
      <text:p text:style-name="P19"/>
      <text:p text:style-name="P19"/>
      <text:p text:style-name="P19"/>
      <text:p text:style-name="P19"/>
      <text:p text:style-name="P19"><text:span text:style-name="T34">Alunos</text:span>: </text:p>
      <text:p text:style-name="P28"><text:span text:style-name="T6">Mateus Prado Santos – </text:span><text:span text:style-name="T4">10851707</text:span></text:p>
      <text:p text:style-name="P29">Matheus Lopes Rigato – 10260462</text:p>
      <text:p text:style-name="P29">Matheus Tomieiro de Oliveira – 10734630</text:p>
      <text:p text:style-name="P29">Victor Vieira Custodio Reis - 10734686</text:p>
      <text:p text:style-name="P30"/>
      <text:p text:style-name="P26"><text:span text:style-name="T4">Professo</text:span><text:span text:style-name="T5">r:</text:span><text:span text:style-name="T4"> Dr. Márcio Delamar</text:span><text:span text:style-name="T5">o</text:span></text:p>
      <text:p text:style-name="P26"><text:span text:style-name="T5">P</text:span><text:span text:style-name="T4">A</text:span><text:span text:style-name="T5">E: </text:span><text:span text:style-name="T4">Claudinei Jr e Misael Jr</text:span></text:p>
      <text:p text:style-name="P15"/>
      <text:p text:style-name="P15"/>
      <text:p text:style-name="P15"/>
      <text:p text:style-name="P15"/>
      <text:p text:style-name="P15"/>
      <text:p text:style-name="P15"/>
      <text:p text:style-name="P15"/>
      <text:p text:style-name="P15"/>
      <text:p text:style-name="P15"/>
      <text:p text:style-name="P20"><text:soft-page-break/><text:span text:style-name="T42">MAIO</text:span>/201<text:span text:style-name="T41">9</text:span></text:p>
      <text:p text:style-name="P15"/>
      <text:p text:style-name="P16"><text:span text:style-name="T8">R</text:span><text:span text:style-name="T9">esumo</text:span></text:p>
      <text:p text:style-name="P16"><text:tab/></text:p>
      <text:p text:style-name="P37"><text:span text:style-name="T7"><text:tab/></text:span><text:span text:style-name="T45">Durante o construção do aplicativo, foram tomadas decisões importantes acerca de facilidade e comodidade para o usuário se relacionar com o programa. O resultado foi um programa esteticamente amigável, com praticidade de uso e com funções essenciais na hora de adotar um pet, tais como informações claras do anunciante, telas simples para escolha de pets, e principalmente, um chat para comunicação entre anunciante e usuário.</text:span></text:p>
      <text:p text:style-name="P21"/>
      <text:p text:style-name="P11"><text:span text:style-name="T44">1</text:span>.0) <text:span text:style-name="T35">Aplicação</text:span></text:p>
      <text:p text:style-name="P31"/>
      <text:p text:style-name="P12"><text:tab/><text:span text:style-name="T23">Á</text:span><text:span text:style-name="T24">rea: Causa animal.</text:span></text:p>
      <text:p text:style-name="P23"><text:tab/><text:span text:style-name="T36">Projeto: Implementação de aplicativo com plataforma de auxilio na doação de animais.</text:span></text:p>
      <text:p text:style-name="P7"/>
      <text:p text:style-name="P14">1.0) Decisões iniciais do projeto</text:p>
      <text:p text:style-name="P40"><text:tab/></text:p>
      <text:p text:style-name="P40"><text:span text:style-name="T21"><text:tab/>Desde o princípio, decidiu-se que o projeto seria Desktop pela maior segurança dos membros da equipe em desenvolver para a plataforma </text:span><text:span text:style-name="T22">utilizando a linguagem Java</text:span><text:span text:style-name="T21">. Além disso, o grupo seria dividido por determinadas funções no projeto onde seu desenvolvimento coletivo seria integrado e versionado utilizando-se a ferramenta Github. </text:span></text:p>
      <text:p text:style-name="P39"><text:span text:style-name="T21"/></text:p>
      <text:p text:style-name="P39"><text:span text:style-name="T21"><text:tab/>A divisão de funções ficou da seguinte forma:</text:span></text:p>
      <text:p text:style-name="P39"><text:span text:style-name="T21"><text:tab/>- Um integrante do grupo ficou responsável pelo gerenciamento do banco de dados, onde a ferramenta escolhida pelo membro foi o MySQL por uma pequena experiência já adquirida.</text:span></text:p>
      <text:p text:style-name="P39"><text:span text:style-name="T21"><text:tab/>- <text:s/>Outro integrante ficou responsável por gerenciar a frontend utlizando-se o JavaFX pela vontade de aprender a utilizar a ferramenta que tem a premissa de facilitar a confecção de telas para evitar o uso da biblioteca swing do Java.</text:span></text:p>
      <text:p text:style-name="P39"><text:span text:style-name="T21"><text:tab/>- Os outros dois integrantes da equipe ficaram responsáveis por fazer as classes de backend e, posteriormente, entrar no desenvolvimento da frontend em conjunto com o outro membro.</text:span></text:p>
      <text:p text:style-name="P39"><text:span text:style-name="T21"/></text:p>
      <text:p text:style-name="P39"><text:span text:style-name="T21"><text:tab/>É importante ressaltar, porém, que essa divisão de grupos foi se desfazendo na reta final do projeto onde foi decidido pelo grupo que todos os membros deveriam desevolver de modo fullstack ajudando uns aos outros. Assim, ao final do trabalho, cada integrante adquiriu um mínimo de conhecimento em cada uma das partes do programa.</text:span></text:p>
      <text:p text:style-name="P10"/>
      <text:p text:style-name="P10"/>
      <text:p text:style-name="P10"/>
      <text:p text:style-name="P10"/>
      <text:p text:style-name="P10"/>
      <text:p text:style-name="P10"/>
      <text:p text:style-name="P10"><text:soft-page-break/></text:p>
      <text:p text:style-name="P10"><text:span text:style-name="T44">2.</text:span>0) Objetivo<text:span text:style-name="T30">s principais</text:span></text:p>
      <text:p text:style-name="P34"/>
      <text:p text:style-name="P18"><text:span text:style-name="T14"><text:tab/></text:span><text:span text:style-name="T16">Os objetivos centrais</text:span><text:span text:style-name="T15"> nesse projeto são: </text:span></text:p>
      <text:p text:style-name="P24"><text:tab/>a) O desenvolvimento de um <text:span text:style-name="T37">programa para auxilio na adoção de animais</text:span>; </text:p>
      <text:p text:style-name="P24"><text:tab/>b) <text:span text:style-name="T37">Criação de um interface amigável que conte com fotos e boas descrições</text:span>; </text:p>
      <text:p text:style-name="P22"><text:span text:style-name="T10"><text:tab/>c) </text:span><text:span text:style-name="T11">P</text:span><text:span text:style-name="T10">ossibilidade de monitoramento </text:span><text:span text:style-name="T11">das adoções, sempre </text:span><text:span text:style-name="T12">em </text:span><text:span text:style-name="T11">busca </text:span><text:span text:style-name="T12">da </text:span><text:span text:style-name="T11">obtenção de dados positivos</text:span><text:span text:style-name="T10">.</text:span></text:p>
      <text:p text:style-name="P25"><text:tab/>Com isso, espera-se atingir uma <text:span text:style-name="T37">quantidade</text:span> <text:span text:style-name="T32">efetiva de adoções.</text:span></text:p>
      <text:p text:style-name="P35"/>
      <text:p text:style-name="P7"/>
      <text:p text:style-name="P13">3.0) Descrição e <text:span text:style-name="T44">resultados</text:span></text:p>
      <text:p text:style-name="P36"><text:tab/></text:p>
      <text:p text:style-name="P36"><text:tab/><text:span text:style-name="T44">Maior parte… escrever sobre o FX, BD etc etc (Deixa pra mim dps)</text:span></text:p>
      <text:p text:style-name="P13"><text:tab/>/* <text:span text:style-name="T23">O programa deve conter uma interface amigável que permita ao usuário encontrar fotos e informações sobre os animais disponíveis para a adoção, anunciar animais e entrar em contatos com ONGs. </text:span><text:span text:style-name="T25">Também conterá um sistema de mensagens que visa facilitar a comunicação descrita anteriormente. Nós do projeto acreditamos fielmente que com toda a ajuda possível na produção de conteúdo e auxilio comunicativo, principalmente no ato da adoção, o quadro de abandono será expressivamente diminuído ao longo dos anos, sempre desejando a extinção desse tipo de situação.</text:span></text:p>
      <text:p text:style-name="P27">*/</text:p>
      <text:p text:style-name="P33"/>
      <text:p text:style-name="P33"/>
      <text:p text:style-name="P32"/>
      <text:p text:style-name="P32"/>
      <text:p text:style-name="P32"/>
      <text:p text:style-name="P32"/>
      <text:p text:style-name="P7"><text:span text:style-name="T39">5.</text:span>0) M<text:span text:style-name="T31">é</text:span>todos</text:p>
      <text:p text:style-name="P23"/>
      <text:p text:style-name="P44">/*<text:span text:style-name="T46">Acho que isso aqui já foi discutido nas decisões né?</text:span>*/</text:p>
      <text:p text:style-name="P23"/>
      <text:p text:style-name="P23"><text:tab/><text:span text:style-name="T44">BASICAMENTE SÓ REAFIRMAR KKKK A GENTE EH FODA...</text:span></text:p>
      <text:p text:style-name="P17"><text:span text:style-name="T14"><text:tab/></text:span><text:span text:style-name="T26">*</text:span><text:span text:style-name="T27">O aplicativo será </text:span><text:span text:style-name="T28">construído</text:span><text:span text:style-name="T27"> em </text:span><text:span text:style-name="T28">linguagem Java</text:span><text:span text:style-name="T27">. </text:span><text:span text:style-name="T28">Contará com um banco de dados usando mySQL.</text:span><text:span text:style-name="T27"> O uso da linguagem </text:span><text:span text:style-name="T28">Java</text:span><text:span text:style-name="T27"> se torna interessante </text:span><text:span text:style-name="T28">visto </text:span><text:span text:style-name="T27">que apresenta potencial </text:span><text:span text:style-name="T28">estabilidade na construção de aplicações </text:span><text:span text:style-name="T29">e uma ampla gama de funcionalidades essenciais para a criação desse tipo de programa</text:span><text:span text:style-name="T27">. *</text:span></text:p>
      <text:p text:style-name="P23"><text:tab/></text:p>
      <text:p text:style-name="P23"/>
      <text:p text:style-name="P23"/>
      <text:p text:style-name="P23"/>
      <text:p text:style-name="P23"/>
      <text:p text:style-name="P23"/>
      <text:p text:style-name="P23"/>
      <text:p text:style-name="P23"/>
      <text:p text:style-name="P8"><text:soft-page-break/><text:span text:style-name="T40">6.</text:span>0) <text:span text:style-name="T38">Funcionalidades desenvolvidas</text:span></text:p>
      <text:p text:style-name="P42"><text:tab/></text:p>
      <text:p text:style-name="P42"><text:span text:style-name="T17"><text:tab/>Temos como funcionalidades </text:span><text:span text:style-name="T22">desenvolvidas</text:span><text:span text:style-name="T17">:</text:span></text:p>
      <text:p text:style-name="P42"><text:span text:style-name="T17"><text:tab/></text:span></text:p>
      <text:p text:style-name="P42"><text:span text:style-name="T17"><text:tab/></text:span><text:span text:style-name="T19">a) Sistema de cadastro de usuários para possibilitar a adoção, assim como o anúncio de animais;</text:span></text:p>
      <text:p text:style-name="P9"><text:span text:style-name="T17"><text:tab/></text:span><text:span text:style-name="T19">b</text:span><text:span text:style-name="T17">) </text:span><text:span text:style-name="T18">Vi</text:span><text:span text:style-name="T20">s</text:span><text:span text:style-name="T18">ualização de fotos e informações sobre os animais disponíveis para adoção;</text:span></text:p>
      <text:p text:style-name="P8"><text:span text:style-name="T18"><text:tab/></text:span><text:span text:style-name="T19">c</text:span><text:span text:style-name="T18">) Chat que possibilita contato entre o usuário que deseja a adoção e o usuário que a promove, bem como o contato com ONGs;</text:span></text:p>
      <text:p text:style-name="P23"><text:span text:style-name="T46"><text:tab/>d) Janela informativa do porquê a adoção é importante.<text:tab/></text:span></text:p>
      <text:p text:style-name="P23"/>
      <text:p text:style-name="P23"/>
      <text:p text:style-name="P23"/>
      <text:p text:style-name="P42"><text:span text:style-name="T46">6.1</text:span>) <text:span text:style-name="T38">Funcionalidades não desenvolvidas</text:span></text:p>
      <text:p text:style-name="P42"><text:span text:style-name="T18"><text:tab/></text:span></text:p>
      <text:p text:style-name="P42"><text:span text:style-name="T18"><text:tab/></text:span><text:span text:style-name="T22">A única funcionalidade proposta no relatório inicial que não foi desenvolvida foi:</text:span></text:p>
      <text:p text:style-name="P42"><text:span text:style-name="T22"/></text:p>
      <text:p text:style-name="P42"><text:span text:style-name="T22"><text:tab/>a) </text:span><text:span text:style-name="T18">Caixa de pesquisa com uso de filtros para melhor se adequar às possibilidades </text:span><text:span text:style-name="T20">de </text:span><text:span text:style-name="T18">cada usuário.</text:span></text:p>
      <text:p text:style-name="P42"><text:span text:style-name="T18"/></text:p>
      <text:p text:style-name="P42"><text:span text:style-name="T18"><text:tab/></text:span><text:span text:style-name="T22">Isto aconteceu tanto por falta de tempo quanto por uma dificuldade em utilizar processos mais complexos em banco de dados onde nenhum dos membros possui conhecimentos avanç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TeX Gyre DejaVu Math" svg:font-family="'TeX Gyre DejaVu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eX Gyre DejaVu Math" fo:font-size="11.25pt" fo:font-style="normal" fo:font-weight="bold" style:font-style-asian="normal" style:font-weight-asian="bold" style:font-style-complex="normal" style:font-weight-complex="bold"/>
    </style:style>
    <style:style style:name="MP2" style:family="paragraph" style:parent-style-name="Standard">
      <style:paragraph-properties fo:text-align="center" style:justify-single-word="false"/>
      <style:text-properties style:font-name="TeX Gyre DejaVu Math" fo:font-size="9.75pt" fo:font-style="normal" style:font-style-asian="normal" style:font-style-complex="normal"/>
    </style:style>
    <style:style style:name="MP3" style:family="paragraph" style:parent-style-name="Header">
      <style:text-properties style:font-name="TeX Gyre DejaVu Math"/>
    </style:style>
    <style:style style:name="MP4" style:family="paragraph" style:parent-style-name="Standard">
      <style:paragraph-properties fo:text-align="center" style:justify-single-word="false"/>
      <style:text-properties style:font-name="TeX Gyre DejaVu Math" fo:font-size="9.75pt" fo:font-style="normal" officeooo:paragraph-rsid="00559e00" style:font-style-asian="normal" style:font-style-complex="normal"/>
    </style:style>
    <style:style style:name="MP5" style:family="paragraph" style:parent-style-name="Standard">
      <style:paragraph-properties fo:text-align="center" style:justify-single-word="false"/>
      <style:text-properties officeooo:paragraph-rsid="00559e00"/>
    </style:style>
    <style:style style:name="MT1" style:family="text">
      <style:text-properties officeooo:rsid="0057099e"/>
    </style:style>
    <style:style style:name="MT2" style:family="text">
      <style:text-properties style:font-name="TeX Gyre DejaVu Math" fo:font-size="9.75pt" fo:font-style="normal" style:font-style-asian="normal" style:font-style-complex="normal"/>
    </style:style>
    <style:style style:name="MT3" style:family="text">
      <style:text-properties style:font-name="TeX Gyre DejaVu Math" fo:font-size="9.69999980926514pt" style:font-size-asian="9.69999980926514pt" style:font-size-complex="9.69999980926514pt"/>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MP1">Instituto de Ciências Matemáticas e de Computação</text:p>
        <text:p text:style-name="MP1">Departamento de Ciências de Computação e Estatística</text:p>
        <text:p text:style-name="MP1">Universidade de São Paulo</text:p>
        <text:p text:style-name="MP2">Av. Trabalhador São-carlense, 400, Caixa Postal 668 - CEP 13560-970 - São Carlos/SP - Fone (016)273-9671 - Fax (016)273-9751</text:p>
        <text:p text:style-name="MP3"/>
      </style:header>
      <style:header-first>
        <text:p text:style-name="MP1">Instituto de Ciências Matemáticas e de Computação</text:p>
        <text:p text:style-name="MP1">Departamento de <text:span text:style-name="MT1">Sistemas</text:span> de Computação</text:p>
        <text:p text:style-name="MP1">Universidade de São Paulo</text:p>
        <text:p text:style-name="MP4">Av. Trabalhador São-carlense, 400, Caixa Postal 668 - CEP 13560-970 - São Carlos/SP</text:p>
        <text:p text:style-name="MP5"><text:span text:style-name="MT2">Fone </text:span><text:span text:style-name="MT3">(16) 3373-9700</text:span></text:p>
        <text:p text:style-name="MP3"/>
      </style:header-first>
      <style:header-left>
        <text:p text:style-name="MP1">Instituto de Ciências Matemáticas e de Computação</text:p>
        <text:p text:style-name="MP1">Departamento de Ciências de Computação e Estatística</text:p>
        <text:p text:style-name="MP1">Universidade de São Paulo</text:p>
        <text:p text:style-name="MP2">Av. Trabalhador São-carlense, 400, Caixa Postal 668 - CEP 13560-970 - São Carlos/SP - Fone (016)273-9671 - Fax (016)273-9751</text:p>
        <text:p text:style-name="MP3"/>
      </style:head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3:26:20.537536849</meta:creation-date>
    <dc:date>2019-06-21T17:36:48.954208384</dc:date>
    <meta:editing-duration>PT2H57M53S</meta:editing-duration>
    <meta:editing-cycles>63</meta:editing-cycles>
    <meta:generator>LibreOffice/6.0.7.3$Linux_X86_64 LibreOffice_project/00m0$Build-3</meta:generator>
    <meta:document-statistic meta:table-count="0" meta:image-count="0" meta:object-count="0" meta:page-count="4" meta:paragraph-count="66" meta:word-count="804" meta:character-count="5215" meta:non-whitespace-character-count="4425"/>
  </office:meta>
</office:document-meta>
</file>